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video_key</text:p>
          </table:table-cell>
          <table:table-cell table:style-name="ce1" office:value-type="string">
            <text:p>display_option</text:p>
          </table:table-cell>
          <table:table-cell table:style-name="ce1" office:value-type="string">
            <text:p>collection</text:p>
          </table:table-cell>
          <table:table-cell/>
        </table:table-row>
        <table:table-row table:style-name="ro1">
          <table:table-cell table:style-name="Default" office:value-type="string">
            <text:p>Sans titre 009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b4Tn33gH7ghDaE2AWskf1XuE.jpg</text:p>
          </table:table-cell>
          <table:table-cell office:value-type="float" office:value="472571790">
            <text:p>47257179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010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22dQjZe4793Wqb8FxgyQ34pb.jpg</text:p>
          </table:table-cell>
          <table:table-cell office:value-type="float" office:value="472571549">
            <text:p>47257154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 table:style-name="ce4"/>
        </table:table-row>
        <table:table-row table:style-name="ro1">
          <table:table-cell table:style-name="Default" office:value-type="string">
            <text:p>Sans titre 011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JS1xvByKKewrzRAhzW3ScKZu.jpg</text:p>
          </table:table-cell>
          <table:table-cell office:value-type="float" office:value="472571626">
            <text:p>47257162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013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MbnnBQKQQJcmeHHzb7yQjz57.jpg</text:p>
          </table:table-cell>
          <table:table-cell office:value-type="float" office:value="472571729">
            <text:p>47257172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TqCb8aG1UBWgtQ7NDmfNDvRG.jpg</text:p>
          </table:table-cell>
          <table:table-cell office:value-type="float" office:value="472540931">
            <text:p>47254093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2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y7Pwo85WmErwfsDCQNygQ337.png</text:p>
          </table:table-cell>
          <table:table-cell office:value-type="float" office:value="445057667">
            <text:p>44505766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4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9saqoT5Pwso1hDiuD9soxMme.png</text:p>
          </table:table-cell>
          <table:table-cell office:value-type="float" office:value="445057097">
            <text:p>44505709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5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h4ojpBuBZTRGBmWrRtKTmmti.png</text:p>
          </table:table-cell>
          <table:table-cell office:value-type="float" office:value="445056437">
            <text:p>44505643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6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sw7FodjwEZtwwqmWjbb4pFyr.png</text:p>
          </table:table-cell>
          <table:table-cell office:value-type="float" office:value="445055896">
            <text:p>4450558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2</text:p>
          </table:table-cell>
          <table:table-cell table:style-name="Default"/>
          <table:table-cell office:value-type="string">
            <text:p>30 x 30 x 9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rTfz1415FJKxrSJmGQ7quhDT.png</text:p>
          </table:table-cell>
          <table:table-cell office:value-type="float" office:value="444900917">
            <text:p>44490091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3</text:p>
          </table:table-cell>
          <table:table-cell table:style-name="Default"/>
          <table:table-cell office:value-type="string">
            <text:p>30 x 30 x 9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bxwLFGGVa3CbCjTguhp8h3yd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4</text:p>
          </table:table-cell>
          <table:table-cell table:style-name="Default"/>
          <table:table-cell office:value-type="string">
            <text:p>30 x 30 x 6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3LwqrP4D3uKQ1w8JegQCn4GW.png</text:p>
          </table:table-cell>
          <table:table-cell office:value-type="float" office:value="444917155">
            <text:p>44491715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5</text:p>
          </table:table-cell>
          <table:table-cell table:style-name="Default"/>
          <table:table-cell office:value-type="string">
            <text:p>30 x 30 x 6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FsmgYHGxKJVGFKhVuEsd8sBp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6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ziwEcu25c94AXNJUTxzdP6Vp.jpg</text:p>
          </table:table-cell>
          <table:table-cell office:value-type="float" office:value="472549969">
            <text:p>47254996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7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teG2aawoG7m9anzzamrXiuv3.jpg</text:p>
          </table:table-cell>
          <table:table-cell office:value-type="float" office:value="472555443">
            <text:p>47255544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8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BeDh5cegY4kNPEhJoMW1izbj.jpg</text:p>
          </table:table-cell>
          <table:table-cell office:value-type="float" office:value="472558252">
            <text:p>47255825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2 lignes blanches dans losange</text:p>
          </table:table-cell>
          <table:table-cell table:style-name="Default" table:number-columns-repeated="2"/>
          <table:table-cell table:style-name="Default" office:value-type="float" office:value="2018">
            <text:p>2018</text:p>
          </table:table-cell>
          <table:table-cell table:style-name="Default" office:value-type="string">
            <text:p>oJ4GVuEi9UHhqn15Cz8HBoPe.png</text:p>
          </table:table-cell>
          <table:table-cell office:value-type="float" office:value="445063221">
            <text:p>44506322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Geometries multiples 2</text:p>
          </table:table-cell>
          <table:table-cell table:style-name="Default" table:number-columns-repeated="2"/>
          <table:table-cell table:style-name="Default" office:value-type="float" office:value="2018">
            <text:p>2018</text:p>
          </table:table-cell>
          <table:table-cell table:style-name="Default" office:value-type="string">
            <text:p>MqLcwUGiPfNh6MutMiPLe8ht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Pulse</text:p>
          </table:table-cell>
          <table:table-cell/>
          <table:table-cell office:value-type="string">
            <text:p>155 x 155 x 14 cm </text:p>
          </table:table-cell>
          <table:table-cell office:value-type="float" office:value="2018">
            <text:p>2018</text:p>
          </table:table-cell>
          <table:table-cell office:value-type="string">
            <text:p>mgaBLxwprrjXvUxFsqUbtNuf.png</text:p>
          </table:table-cell>
          <table:table-cell table:style-name="ce2" office:value-type="float" office:value="444898092">
            <text:p>44489809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3">
          <table:table-cell office:value-type="string">
            <text:p>2 Lignes blanches </text:p>
          </table:table-cell>
          <table:table-cell table:style-name="ce3" office:value-type="string">
            <text:p>Sculpture cinetique en hommage a la Suisse </text:p>
          </table:table-cell>
          <table:table-cell table:style-name="ce2"/>
          <table:table-cell office:value-type="float" office:value="2017">
            <text:p>2017</text:p>
          </table:table-cell>
          <table:table-cell office:value-type="string">
            <text:p>UdSgHcFJaphG1JP3L4q6ykuV.pn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Desordre</text:p>
          </table:table-cell>
          <table:table-cell/>
          <table:table-cell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9Stj7jU7VMmRpG6655R3yoAU.png</text:p>
          </table:table-cell>
          <table:table-cell table:style-name="ce2" office:value-type="float" office:value="444942611">
            <text:p>44494261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s multiples 1 </text:p>
          </table:table-cell>
          <table:table-cell/>
          <table:table-cell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SBGUz5CKMwPNsDq9nG8a5Hwq.png</text:p>
          </table:table-cell>
          <table:table-cell table:style-name="ce2" office:value-type="float" office:value="444895282">
            <text:p>44489528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Ordre noir </text:p>
          </table:table-cell>
          <table:table-cell/>
          <table:table-cell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RyZKJku4q6fAgQsW5qooS77Q.png</text:p>
          </table:table-cell>
          <table:table-cell table:style-name="ce2" office:value-type="float" office:value="444939691">
            <text:p>44493969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2 carrés blancs ++ sur fond noir </text:p>
          </table:table-cell>
          <table:table-cell/>
          <table:table-cell office:value-type="string">
            <text:p>82 x 82 x 12 cm </text:p>
          </table:table-cell>
          <table:table-cell office:value-type="float" office:value="2015">
            <text:p>2015</text:p>
          </table:table-cell>
          <table:table-cell office:value-type="string">
            <text:p>d4NMKuGWzEkaeEjttLr56Djz.png</text:p>
          </table:table-cell>
          <table:table-cell table:style-name="ce2" office:value-type="float" office:value="445075210">
            <text:p>44507521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2 carrés sur fonds blanc </text:p>
          </table:table-cell>
          <table:table-cell/>
          <table:table-cell office:value-type="string">
            <text:p>69 x 69 x 12 cm </text:p>
          </table:table-cell>
          <table:table-cell office:value-type="float" office:value="2014">
            <text:p>2014</text:p>
          </table:table-cell>
          <table:table-cell office:value-type="string">
            <text:p>8SkTESvJAaFTTigK6NCNjmFK.png</text:p>
          </table:table-cell>
          <table:table-cell table:style-name="ce2" office:value-type="float" office:value="445071278">
            <text:p>44507127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4 lignes obliques 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Mrmc2mLmqyH1pJML4JnUpxKv.png</text:p>
          </table:table-cell>
          <table:table-cell table:style-name="ce2" office:value-type="float" office:value="445058399">
            <text:p>44505839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Arachnide 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7vxDzTST4qKCumeSZRoQi5N9.png</text:p>
          </table:table-cell>
          <table:table-cell table:style-name="ce2" office:value-type="float" office:value="445502200">
            <text:p>44550220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Arachnide 2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zTHZRmAW2JmHREYru47tcv71.jp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Ordre 1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mbYz8tnFVDKQVhfz2Fogtn4S.pn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Ordre 2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Ha9eT7LVKhTcKfvdXLydx6sH.png</text:p>
          </table:table-cell>
          <table:table-cell table:style-name="ce2" office:value-type="float" office:value="445516668">
            <text:p>44551666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Ordre 3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txZCy6S3HS8q7mqrLbJ752hB.png</text:p>
          </table:table-cell>
          <table:table-cell table:style-name="ce2" office:value-type="float" office:value="445505336">
            <text:p>44550533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Passage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Uk5TL6HCvLVKj2SuaUEJpZrq.png</text:p>
          </table:table-cell>
          <table:table-cell table:style-name="ce2" office:value-type="float" office:value="445504832">
            <text:p>44550483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3 triangles plus 1</text:p>
          </table:table-cell>
          <table:table-cell/>
          <table:table-cell table:style-name="ce2"/>
          <table:table-cell office:value-type="float" office:value="2013">
            <text:p>2013</text:p>
          </table:table-cell>
          <table:table-cell office:value-type="string">
            <text:p>EB3LQdBVizpCdQ9EttPG1A78.png</text:p>
          </table:table-cell>
          <table:table-cell table:style-name="ce2" office:value-type="float" office:value="445500847">
            <text:p>44550084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Carrés - Rectangles 2 </text:p>
          </table:table-cell>
          <table:table-cell/>
          <table:table-cell table:style-name="ce2"/>
          <table:table-cell office:value-type="float" office:value="2013">
            <text:p>2013</text:p>
          </table:table-cell>
          <table:table-cell office:value-type="string">
            <text:p>mfC7abXZ9jGyLVzbFws1SRXD.png</text:p>
          </table:table-cell>
          <table:table-cell table:style-name="ce2" office:value-type="float" office:value="445503075">
            <text:p>44550307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olygone 2 </text:p>
          </table:table-cell>
          <table:table-cell/>
          <table:table-cell table:style-name="ce2"/>
          <table:table-cell office:value-type="float" office:value="2013">
            <text:p>2013</text:p>
          </table:table-cell>
          <table:table-cell office:value-type="string">
            <text:p>b6GuSEKbGyXRTykwtJiE8u3X.png</text:p>
          </table:table-cell>
          <table:table-cell table:style-name="ce2" office:value-type="float" office:value="445506615">
            <text:p>44550661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Danse </text:p>
          </table:table-cell>
          <table:table-cell/>
          <table:table-cell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DA4jAd5xWG2LAtxrrMu9n83m.jp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Danse 1(bis)</text:p>
          </table:table-cell>
          <table:table-cell/>
          <table:table-cell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EZ7SF2qhD5HZrAkSDz7GjWUv.jp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Du carré au rectangle </text:p>
          </table:table-cell>
          <table:table-cell/>
          <table:table-cell table:style-name="ce2"/>
          <table:table-cell office:value-type="float" office:value="2012">
            <text:p>2012</text:p>
          </table:table-cell>
          <table:table-cell office:value-type="string">
            <text:p>HxmUH5tFqLqzwQTTUxykCPFE.png</text:p>
          </table:table-cell>
          <table:table-cell table:style-name="ce2" office:value-type="float" office:value="445503645">
            <text:p>44550364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Sens contre sens </text:p>
          </table:table-cell>
          <table:table-cell/>
          <table:table-cell office:value-type="string">
            <text:p>80 x 80 x 12 cm </text:p>
          </table:table-cell>
          <table:table-cell office:value-type="float" office:value="2012">
            <text:p>2012</text:p>
          </table:table-cell>
          <table:table-cell office:value-type="string">
            <text:p>tAjgjhpGPHQH5KYNZnveiaXe.png</text:p>
          </table:table-cell>
          <table:table-cell table:style-name="ce2" office:value-type="float" office:value="444931819">
            <text:p>44493181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olygone </text:p>
          </table:table-cell>
          <table:table-cell/>
          <table:table-cell table:style-name="ce2"/>
          <table:table-cell office:value-type="float" office:value="2011">
            <text:p>2011</text:p>
          </table:table-cell>
          <table:table-cell office:value-type="string">
            <text:p>r5xTL6ZUdT2CWsw9v9SCCeiW.png</text:p>
          </table:table-cell>
          <table:table-cell table:style-name="ce2" office:value-type="float" office:value="445505966">
            <text:p>44550596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Arachnide 2 </text:p>
          </table:table-cell>
          <table:table-cell/>
          <table:table-cell office:value-type="string">
            <text:p>75x75x12cm </text:p>
          </table:table-cell>
          <table:table-cell office:value-type="float" office:value="2010">
            <text:p>2010</text:p>
          </table:table-cell>
          <table:table-cell office:value-type="string">
            <text:p>r6UzenHiLkxVw6en7R3Cjmj9.jpg</text:p>
          </table:table-cell>
          <table:table-cell table:style-name="ce2" office:value-type="float" office:value="472581077">
            <text:p>47258107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Equivalence </text:p>
          </table:table-cell>
          <table:table-cell/>
          <table:table-cell office:value-type="string">
            <text:p>100 x 100 x 8 cm </text:p>
          </table:table-cell>
          <table:table-cell office:value-type="float" office:value="2007">
            <text:p>2007</text:p>
          </table:table-cell>
          <table:table-cell office:value-type="string">
            <text:p>Egpsz4QPd3ebQXuSEvsenbYQ.png</text:p>
          </table:table-cell>
          <table:table-cell table:style-name="ce2" office:value-type="float" office:value="445518037">
            <text:p>44551803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6</text:p>
          </table:table-cell>
          <table:table-cell/>
          <table:table-cell office:value-type="string">
            <text:p>245 x 145 x 8 cm </text:p>
          </table:table-cell>
          <table:table-cell office:value-type="float" office:value="2007">
            <text:p>2007</text:p>
          </table:table-cell>
          <table:table-cell office:value-type="string">
            <text:p>StBdQthNbmnKGsjrgCSPs6fT.png</text:p>
          </table:table-cell>
          <table:table-cell office:value-type="float" office:value="441970843">
            <text:p>44197084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Carrés - rectangles 1 </text:p>
          </table:table-cell>
          <table:table-cell/>
          <table:table-cell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9ik9oausUbZUTp8SX3y58MCx.png</text:p>
          </table:table-cell>
          <table:table-cell office:value-type="float" office:value="444946613">
            <text:p>44494661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1</text:p>
          </table:table-cell>
          <table:table-cell/>
          <table:table-cell office:value-type="string">
            <text:p>15 x 105 x 12 cm </text:p>
          </table:table-cell>
          <table:table-cell office:value-type="float" office:value="2006">
            <text:p>2006</text:p>
          </table:table-cell>
          <table:table-cell office:value-type="string">
            <text:p>8uWdLZFd818H2kYzcK53wECW.png</text:p>
          </table:table-cell>
          <table:table-cell office:value-type="float" office:value="445533298">
            <text:p>44553329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2</text:p>
          </table:table-cell>
          <table:table-cell/>
          <table:table-cell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4cKbbA83vaxfWf6z2X2vfD9r.png</text:p>
          </table:table-cell>
          <table:table-cell office:value-type="float" office:value="445522613">
            <text:p>44552261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3</text:p>
          </table:table-cell>
          <table:table-cell/>
          <table:table-cell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aS93vrVmMEGzuw7m6JSs73UG.png</text:p>
          </table:table-cell>
          <table:table-cell office:value-type="float" office:value="445521781">
            <text:p>44552178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4</text:p>
          </table:table-cell>
          <table:table-cell/>
          <table:table-cell office:value-type="string">
            <text:p>107 x 107 x 11 cm </text:p>
          </table:table-cell>
          <table:table-cell office:value-type="float" office:value="2006">
            <text:p>2006</text:p>
          </table:table-cell>
          <table:table-cell office:value-type="string">
            <text:p>9H2nxwesgr9tdiFqQSJV94Yn.png</text:p>
          </table:table-cell>
          <table:table-cell office:value-type="float" office:value="444944803">
            <text:p>44494480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 organique 1 </text:p>
          </table:table-cell>
          <table:table-cell/>
          <table:table-cell office:value-type="string">
            <text:p>115 x 115 x 12 cm </text:p>
          </table:table-cell>
          <table:table-cell office:value-type="float" office:value="2006">
            <text:p>2006</text:p>
          </table:table-cell>
          <table:table-cell office:value-type="string">
            <text:p>wSoquiAULtAVXtj6NhMZpiRb.png</text:p>
          </table:table-cell>
          <table:table-cell office:value-type="float" office:value="445498375">
            <text:p>44549837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éométrie organique 2 </text:p>
          </table:table-cell>
          <table:table-cell/>
          <table:table-cell office:value-type="string">
            <text:p>120 x 120 x 18 cm </text:p>
          </table:table-cell>
          <table:table-cell office:value-type="float" office:value="2006">
            <text:p>2006</text:p>
          </table:table-cell>
          <table:table-cell office:value-type="string">
            <text:p>1gMEN9QKVu8JxsT5yxjNqM2a.png</text:p>
          </table:table-cell>
          <table:table-cell office:value-type="float" office:value="444937483">
            <text:p>44493748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éométrie organique 3</text:p>
          </table:table-cell>
          <table:table-cell/>
          <table:table-cell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j8idgVaD5apiY8YHAuuLXoZB.png</text:p>
          </table:table-cell>
          <table:table-cell office:value-type="float" office:value="444935619">
            <text:p>44493561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 organique 4 </text:p>
          </table:table-cell>
          <table:table-cell/>
          <table:table-cell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pSREjf7CBRW3TArkoJZwkw.png</text:p>
          </table:table-cell>
          <table:table-cell office:value-type="float" office:value="444934167">
            <text:p>44493416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 organique 5 </text:p>
          </table:table-cell>
          <table:table-cell/>
          <table:table-cell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Ma95z8GgyMnS98fpxy4WGA.png</text:p>
          </table:table-cell>
          <table:table-cell office:value-type="float" office:value="445538997">
            <text:p>44553899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Vague</text:p>
          </table:table-cell>
          <table:table-cell/>
          <table:table-cell office:value-type="string">
            <text:p>250 x 30 x 8 cm </text:p>
          </table:table-cell>
          <table:table-cell office:value-type="float" office:value="2006">
            <text:p>2006</text:p>
          </table:table-cell>
          <table:table-cell office:value-type="string">
            <text:p>BZ94sXZKUEhaE3Cnx72YGNmD.png</text:p>
          </table:table-cell>
          <table:table-cell office:value-type="float" office:value="445530646">
            <text:p>44553064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Organisme </text:p>
          </table:table-cell>
          <table:table-cell/>
          <table:table-cell table:style-name="ce2"/>
          <table:table-cell office:value-type="float" office:value="2005">
            <text:p>2005</text:p>
          </table:table-cell>
          <table:table-cell office:value-type="string">
            <text:p>cVgGPyBgP5jT7ssPebA1RJ2L.png</text:p>
          </table:table-cell>
          <table:table-cell office:value-type="float" office:value="445517299">
            <text:p>44551729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4 lignes de neon blanc </text:p>
          </table:table-cell>
          <table:table-cell/>
          <table:table-cell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wEW5wccbAkosF7uVUJYndyqf.png</text:p>
          </table:table-cell>
          <table:table-cell office:value-type="float" office:value="445484917">
            <text:p>44548491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4 lignes de neon couleur </text:p>
          </table:table-cell>
          <table:table-cell/>
          <table:table-cell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To7PUTwZzpGvfPobQ3FPUJWx.png</text:p>
          </table:table-cell>
          <table:table-cell office:value-type="float" office:value="445495375">
            <text:p>44549537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2 lignes noires </text:p>
          </table:table-cell>
          <table:table-cell/>
          <table:table-cell table:style-name="ce2"/>
          <table:table-cell office:value-type="float" office:value="1972">
            <text:p>1972</text:p>
          </table:table-cell>
          <table:table-cell office:value-type="string">
            <text:p>V85v3n2QxS5i3cEi5NV1QAtR.png</text:p>
          </table:table-cell>
          <table:table-cell office:value-type="float" office:value="445061630">
            <text:p>44506163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4">
          <table:table-cell office:value-type="string">
            <text:p>4 Lignes noires - Losanges </text:p>
          </table:table-cell>
          <table:table-cell table:style-name="ce3" office:value-type="string">
            <text:p>1972 - 2019 </text:p>
          </table:table-cell>
          <table:table-cell office:value-type="string">
            <text:p>87 x 87 x 12 cm </text:p>
          </table:table-cell>
          <table:table-cell office:value-type="float" office:value="1972">
            <text:p>1972</text:p>
          </table:table-cell>
          <table:table-cell office:value-type="string">
            <text:p>1HtsZmUsTttVpLdyUvDEtkDA.png</text:p>
          </table:table-cell>
          <table:table-cell office:value-type="float" office:value="441969778">
            <text:p>44196977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4 lignes noires </text:p>
          </table:table-cell>
          <table:table-cell/>
          <table:table-cell office:value-type="string">
            <text:p>82 x 85 x 12 cm </text:p>
          </table:table-cell>
          <table:table-cell office:value-type="float" office:value="1971">
            <text:p>1971</text:p>
          </table:table-cell>
          <table:table-cell office:value-type="string">
            <text:p>G81gmALTA2esntHxweHYxix6.png</text:p>
          </table:table-cell>
          <table:table-cell office:value-type="float" office:value="445532087">
            <text:p>44553208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6 lignes blanches</text:p>
          </table:table-cell>
          <table:table-cell/>
          <table:table-cell office:value-type="string">
            <text:p>123 x 78 x 17 cm </text:p>
          </table:table-cell>
          <table:table-cell office:value-type="float" office:value="1971">
            <text:p>1971</text:p>
          </table:table-cell>
          <table:table-cell office:value-type="string">
            <text:p>QrRVF3q1vnX7mYU6Dc2KVgg9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9 contractions</text:p>
          </table:table-cell>
          <table:table-cell/>
          <table:table-cell office:value-type="string">
            <text:p>160 x 160 x 17 cm </text:p>
          </table:table-cell>
          <table:table-cell office:value-type="float" office:value="1971">
            <text:p>1971</text:p>
          </table:table-cell>
          <table:table-cell office:value-type="string">
            <text:p>Hry4NJ9NoidYqaKYTrJfTHep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Triple contraction </text:p>
          </table:table-cell>
          <table:table-cell/>
          <table:table-cell office:value-type="string">
            <text:p>155 x 55 x 14 cm </text:p>
          </table:table-cell>
          <table:table-cell office:value-type="float" office:value="1970">
            <text:p>1970</text:p>
          </table:table-cell>
          <table:table-cell office:value-type="string">
            <text:p>MvAVT5VegxRvRynVPaGeYRUg.png</text:p>
          </table:table-cell>
          <table:table-cell office:value-type="float" office:value="445530042">
            <text:p>44553004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Ligne noire horizontale </text:p>
          </table:table-cell>
          <table:table-cell/>
          <table:table-cell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9aT9deoLoz6BxRFuZy5jq2Ra.png</text:p>
          </table:table-cell>
          <table:table-cell office:value-type="float" office:value="444941357">
            <text:p>44494135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Ligne noire verticale </text:p>
          </table:table-cell>
          <table:table-cell/>
          <table:table-cell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AobYZZPWXkaYvQEr6Vm5cNcv.png</text:p>
          </table:table-cell>
          <table:table-cell office:value-type="float" office:value="445525704">
            <text:p>445525704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Triangulation </text:p>
          </table:table-cell>
          <table:table-cell/>
          <table:table-cell office:value-type="string">
            <text:p>125 x 14 cm </text:p>
          </table:table-cell>
          <table:table-cell office:value-type="float" office:value="1969">
            <text:p>1969</text:p>
          </table:table-cell>
          <table:table-cell office:value-type="string">
            <text:p>Pnxdv6pm5q21JZQpjPvG5Xdy.png</text:p>
          </table:table-cell>
          <table:table-cell office:value-type="float" office:value="445499660">
            <text:p>44549966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Contractions </text:p>
          </table:table-cell>
          <table:table-cell/>
          <table:table-cell office:value-type="string">
            <text:p>90 x 90 x 25 cm </text:p>
          </table:table-cell>
          <table:table-cell office:value-type="float" office:value="1968">
            <text:p>1968</text:p>
          </table:table-cell>
          <table:table-cell office:value-type="string">
            <text:p>FnazGPpN8NNYezK1U2rgXnJc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3 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hz1ht9HeH5TWWCPcG11B5LYF.png</text:p>
          </table:table-cell>
          <table:table-cell office:value-type="float" office:value="445519278">
            <text:p>44551927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4 </text:p>
          </table:table-cell>
          <table:table-cell/>
          <table:table-cell office:value-type="string">
            <text:p>83 x 83 x 21 cm</text:p>
          </table:table-cell>
          <table:table-cell office:value-type="float" office:value="1968">
            <text:p>1968</text:p>
          </table:table-cell>
          <table:table-cell office:value-type="string">
            <text:p>JqG2cdmZg8NV1E1PWyXvaaee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6 </text:p>
          </table:table-cell>
          <table:table-cell/>
          <table:table-cell office:value-type="string">
            <text:p>82 x 82 x 23 cm </text:p>
          </table:table-cell>
          <table:table-cell office:value-type="float" office:value="1968">
            <text:p>1968</text:p>
          </table:table-cell>
          <table:table-cell office:value-type="string">
            <text:p>FntYYzjgLyieMbGarvVwWdjC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8 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ZyiDe1XXf3ZGAk3JCPKZ2tc2.png</text:p>
          </table:table-cell>
          <table:table-cell office:value-type="float" office:value="445534996">
            <text:p>4455349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s 16 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iTAt4eBWuYHjKUtx7WdCUZh8.png</text:p>
          </table:table-cell>
          <table:table-cell office:value-type="float" office:value="444897028">
            <text:p>44489702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s 17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SGKEjHuNZAZZT2fY5G4ua33g.png</text:p>
          </table:table-cell>
          <table:table-cell office:value-type="float" office:value="444897553">
            <text:p>44489755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s 7 </text:p>
          </table:table-cell>
          <table:table-cell/>
          <table:table-cell office:value-type="string">
            <text:p>83 x 83 x 23 cm </text:p>
          </table:table-cell>
          <table:table-cell office:value-type="float" office:value="1968">
            <text:p>1968</text:p>
          </table:table-cell>
          <table:table-cell office:value-type="string">
            <text:p>EJNXHojyEFvbaHCcrfSrXt9g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2</text:p>
          </table:table-cell>
          <table:table-cell/>
          <table:table-cell office:value-type="string">
            <text:p>43 x 43 x 21 cm </text:p>
          </table:table-cell>
          <table:table-cell office:value-type="float" office:value="1967">
            <text:p>1967</text:p>
          </table:table-cell>
          <table:table-cell office:value-type="string">
            <text:p>yK6X1uQyvM1vBxzvH443XQPF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5</text:p>
          </table:table-cell>
          <table:table-cell/>
          <table:table-cell office:value-type="string">
            <text:p>82 x 82 x 23 cm</text:p>
          </table:table-cell>
          <table:table-cell office:value-type="float" office:value="1967">
            <text:p>1967</text:p>
          </table:table-cell>
          <table:table-cell office:value-type="string">
            <text:p>WeuPZxSwKRYBNG4vKirRjW3H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4">
          <table:table-cell office:value-type="string">
            <text:p>Pulsation A </text:p>
          </table:table-cell>
          <table:table-cell table:style-name="ce3" office:value-type="string">
            <text:p>1966 - 2019 </text:p>
          </table:table-cell>
          <table:table-cell office:value-type="string">
            <text:p>67 x 67 x 16,5 cm </text:p>
          </table:table-cell>
          <table:table-cell office:value-type="float" office:value="1966">
            <text:p>1966</text:p>
          </table:table-cell>
          <table:table-cell office:value-type="string">
            <text:p>s7EdEMo9qDFd17zYAKHUFKmA.png</text:p>
          </table:table-cell>
          <table:table-cell office:value-type="float" office:value="453233058">
            <text:p>45323305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Reflexion </text:p>
          </table:table-cell>
          <table:table-cell/>
          <table:table-cell office:value-type="string">
            <text:p>48 x 35 x 22 cm </text:p>
          </table:table-cell>
          <table:table-cell office:value-type="float" office:value="1966">
            <text:p>1966</text:p>
          </table:table-cell>
          <table:table-cell office:value-type="string">
            <text:p>XsUECDGjmFX3N7tM2kYwviDM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Lampe cube de Boy</text:p>
          </table:table-cell>
          <table:table-cell/>
          <table:table-cell table:style-name="ce4" office:value-type="string">
            <text:p>40 x 40 x 60 cm </text:p>
          </table:table-cell>
          <table:table-cell office:value-type="float" office:value="2013">
            <text:p>2013</text:p>
          </table:table-cell>
          <table:table-cell office:value-type="string">
            <text:p>Be6hvQCobjD4YxjMfF5RzV5b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ce2" office:value-type="string">
            <text:p>Cube de Boy bleu foncé</text:p>
          </table:table-cell>
          <table:table-cell/>
          <table:table-cell table:style-name="ce2"/>
          <table:table-cell office:value-type="float" office:value="2012">
            <text:p>2012</text:p>
          </table:table-cell>
          <table:table-cell office:value-type="string">
            <text:p>Pm7JTFesttQpgKafy2rVaLAh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ce2" office:value-type="string">
            <text:p>Cube de Boy jaune vert bleu</text:p>
          </table:table-cell>
          <table:table-cell table:style-name="ce4" office:value-type="string">
            <text:p>Collection de l'artiste </text:p>
          </table:table-cell>
          <table:table-cell table:style-name="ce2"/>
          <table:table-cell office:value-type="float" office:value="2012">
            <text:p>2012</text:p>
          </table:table-cell>
          <table:table-cell office:value-type="string">
            <text:p>7hzXuwVLvxSRAHNYPqjYbVVL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Cube de Boy violet</text:p>
          </table:table-cell>
          <table:table-cell table:style-name="Default" table:number-columns-repeated="2"/>
          <table:table-cell office:value-type="float" office:value="2012">
            <text:p>2012</text:p>
          </table:table-cell>
          <table:table-cell table:style-name="Default" office:value-type="string">
            <text:p>uM3g1EPzR6iCJSw6JkM4DwLH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Default" office:value-type="string">
            <text:p>Variation sur cube de Boy 2</text:p>
          </table:table-cell>
          <table:table-cell table:style-name="ce4" office:value-type="string">
            <text:p>Collection de l'artiste </text:p>
          </table:table-cell>
          <table:table-cell table:style-name="Default"/>
          <table:table-cell office:value-type="float" office:value="2012">
            <text:p>2012</text:p>
          </table:table-cell>
          <table:table-cell table:style-name="Default" office:value-type="string">
            <text:p>QgeGDFVMx8EKw14iJLgkYgdF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Variation sur cube de Boy 3</text:p>
          </table:table-cell>
          <table:table-cell table:style-name="Default"/>
          <table:table-cell table:style-name="ce4" office:value-type="string">
            <text:p>165 x 90 x 80 cm </text:p>
          </table:table-cell>
          <table:table-cell office:value-type="float" office:value="2012">
            <text:p>2012</text:p>
          </table:table-cell>
          <table:table-cell table:style-name="Default" office:value-type="string">
            <text:p>A6ZziYTESgAE9nko1Ehb9MUw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3 cubes de Boy</text:p>
          </table:table-cell>
          <table:table-cell table:style-name="Default"/>
          <table:table-cell table:style-name="ce4" office:value-type="string">
            <text:p>2x40cm 1x50cm </text:p>
          </table:table-cell>
          <table:table-cell table:style-name="Default" office:value-type="float" office:value="2011">
            <text:p>2011</text:p>
          </table:table-cell>
          <table:table-cell table:style-name="Default" office:value-type="string">
            <text:p>VDuNL1xV4McDLEZQgFhUFHjS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Cube de Boy blanc</text:p>
          </table:table-cell>
          <table:table-cell table:style-name="Default"/>
          <table:table-cell table:style-name="ce4" office:value-type="string">
            <text:p>170 x 90 x 90 cm </text:p>
          </table:table-cell>
          <table:table-cell table:style-name="Default" office:value-type="float" office:value="2011">
            <text:p>2011</text:p>
          </table:table-cell>
          <table:table-cell table:style-name="Default" office:value-type="string">
            <text:p>AGbtFQRrYxsEi79CDFqW6acE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Default" office:value-type="string">
            <text:p>Cube de Boy rouge</text:p>
          </table:table-cell>
          <table:table-cell table:style-name="ce4" office:value-type="string">
            <text:p>Collection de l'artiste </text:p>
          </table:table-cell>
          <table:table-cell table:style-name="Default"/>
          <table:table-cell table:style-name="Default" office:value-type="float" office:value="2011">
            <text:p>2011</text:p>
          </table:table-cell>
          <table:table-cell table:style-name="Default" office:value-type="string">
            <text:p>cSkKd9yfd2T2nJY1XhJNR2E1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1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3QwupM922PoqGARkpBipFYUL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2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U9QRA2B5MiAKuGXwmdrduwHK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3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czrEuAEANu3gq85mivFtkCAe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4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nGR1jRSVyrkrk8uhJeXDk1ym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5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bo9pX2uaaKAzhXt1NSUGyf31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6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2jZZtA54WD5LhyhrjqdVsBbB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7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dywyGzQ6Z8zGdGTSYqAf1bCk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1">
          <table:table-cell table:style-name="Default" office:value-type="string">
            <text:p>Ambiguïté géométrique 8</text:p>
          </table:table-cell>
          <table:table-cell table:style-name="Default" table:number-columns-repeated="2"/>
          <table:table-cell table:style-name="Default" office:value-type="float" office:value="2007">
            <text:p>2007</text:p>
          </table:table-cell>
          <table:table-cell table:style-name="Default" office:value-type="string">
            <text:p>T5o7Zx5SdDQPcuMrfRj6AEM9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Default" office:value-type="string">
            <text:p>Cube de Boy bleu <text:s/></text:p>
          </table:table-cell>
          <table:table-cell table:style-name="ce4" office:value-type="string">
            <text:p>Collection de l'artiste </text:p>
          </table:table-cell>
          <table:table-cell table:style-name="ce4" office:value-type="string">
            <text:p>195 x 92 x 92 cm </text:p>
          </table:table-cell>
          <table:table-cell table:style-name="Default" office:value-type="float" office:value="2006">
            <text:p>2006</text:p>
          </table:table-cell>
          <table:table-cell table:style-name="Default" office:value-type="string">
            <text:p>6zWy94QCwehd3mrehbMF2hig</text:p>
          </table:table-cell>
          <table:table-cell office:value-type="float" office:value="445534064">
            <text:p>445534064</text:p>
          </table:table-cell>
          <table:table-cell office:value-type="string">
            <text:p>video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Default" office:value-type="string">
            <text:p>4 demi-lignes de néon blanc</text:p>
          </table:table-cell>
          <table:table-cell table:style-name="ce4" office:value-type="string">
            <text:p>Collection de l'artiste </text:p>
          </table:table-cell>
          <table:table-cell table:style-name="ce4" office:value-type="string">
            <text:p>200 x 200 x 45 cm </text:p>
          </table:table-cell>
          <table:table-cell table:style-name="Default" office:value-type="float" office:value="1973">
            <text:p>1973</text:p>
          </table:table-cell>
          <table:table-cell table:style-name="Default" office:value-type="string">
            <text:p>cvqGBWMGGhNoiSsTCay9d3Ru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Default" office:value-type="string">
            <text:p>11 néons</text:p>
          </table:table-cell>
          <table:table-cell table:style-name="ce4" office:value-type="string">
            <text:p>Collection de l'artiste </text:p>
          </table:table-cell>
          <table:table-cell table:style-name="ce4" office:value-type="string">
            <text:p>195 x 1500 x 105 cm </text:p>
          </table:table-cell>
          <table:table-cell table:style-name="Default" office:value-type="float" office:value="1970">
            <text:p>1970</text:p>
          </table:table-cell>
          <table:table-cell table:style-name="Default" office:value-type="string">
            <text:p>LFShKCKyXkyTHp8HbUB5oCbQ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Default" office:value-type="string">
            <text:p>Lumière bleue</text:p>
          </table:table-cell>
          <table:table-cell table:style-name="ce4" office:value-type="string">
            <text:p>Collection de l'artiste </text:p>
          </table:table-cell>
          <table:table-cell table:style-name="ce4" office:value-type="string">
            <text:p>200 x 115 x 1500 cm </text:p>
          </table:table-cell>
          <table:table-cell table:style-name="Default" office:value-type="float" office:value="1970">
            <text:p>1970</text:p>
          </table:table-cell>
          <table:table-cell table:style-name="Default" office:value-type="string">
            <text:p>t5EJYKSUiNLPLFbA4oSq3BuM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  <table:table-row table:style-name="ro5">
          <table:table-cell table:style-name="Default" office:value-type="string">
            <text:p>Michele neon</text:p>
          </table:table-cell>
          <table:table-cell table:style-name="ce4" office:value-type="string">
            <text:p>Collection de l'artiste </text:p>
          </table:table-cell>
          <table:table-cell table:style-name="ce4" office:value-type="string">
            <text:p>220 x 145 x 145 </text:p>
          </table:table-cell>
          <table:table-cell table:style-name="Default" office:value-type="float" office:value="1969">
            <text:p>1969</text:p>
          </table:table-cell>
          <table:table-cell table:style-name="Default" office:value-type="string">
            <text:p>YeHsy1dmKjFJErkcbTSPiqfX</text:p>
          </table:table-cell>
          <table:table-cell/>
          <table:table-cell office:value-type="string">
            <text:p>image</text:p>
          </table:table-cell>
          <table:table-cell table:style-name="Default" office:value-type="string">
            <text:p>Ne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/02/2023</text:date>, <text:time>18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3-02-23T18:35:47.72</dc:date>
    <dc:creator>Sandra Vilder</dc:creator>
    <meta:editing-duration>PT4H43M11S</meta:editing-duration>
    <meta:editing-cycles>13</meta:editing-cycles>
    <meta:document-statistic meta:table-count="1" meta:cell-count="645" meta:object-count="0"/>
  </office:meta>
</office:document-meta>
</file>